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es villes et des lieux</text:p>
      <text:p text:style-name="P1"/>
      <text:p text:style-name="P2">Fauxbourg Euvi : Ce petit village crée que très récemment est promis a un bel avenir.</text:p>
      <text:p text:style-name="P2">Euville : Cette petite ville est le centre de l'île Euvi et abrite la seule arène de celle-ci. </text:p>
      <text:p text:style-name="P2">Forêt Euvi : Cette forêt couverte et pleine d'insectes est très prisée des entomaniacs et des chercheurs de trésors.</text:p>
      <text:p text:style-name="P2">Pont Euvimys : Ce pont construit très récemment permet d'enfin relier l'île Euvi et Regimys</text:p>
      <text:p text:style-name="P2">Croixi : Cette ville est le croisement au croisement d'un grand carrefour, très connue des commerçants.</text:p>
      <text:p text:style-name="P2">Solar : Cette ville estivale abrite un micro-climat qui lui permet d'être au chaud toute l'année.</text:p>
      <text:p text:style-name="P2">Atlancia : Cette ville portuaire permet de relier Regimys au reste du monde. Les commerçants viennent des quatres coins du monde pour commercer avec la Regi S.A.R.L</text:p>
      <text:p text:style-name="P2">Grotte Electrac : Cette grotte chargée d'electricité est très prisée des scientifiques et des pokémon Electrique. Certains pensent qu'elle est reliée a la grotte Electrolite de la région d'Unys.</text:p>
      <text:p text:style-name="P2">Minéralia : Cette ville au centre de Regimys permet, grace a se mine, d'alimenter l'activité commerciale de Regimys, notamment la Regi S.A.R.L.</text:p>
      <text:p text:style-name="P2">Mont River : Ce mont est le mont le plus grand de Regimys. Toutes les rivières de la région partent de celui-ci.</text:p>
      <text:p text:style-name="P2">Astra : Ce petit village en haut du mont River est une ville tournée vers les étoiles. Ses habitant habitent ce village depuis 10 générations.</text:p>
      <text:p text:style-name="P2">Insectice : Cette ville est surtout connu pour son parc safari, il est raconté qu'il pourrait y apparaître des Pokémons jusqu'alors totalement inconnus.</text:p>
      <text:p text:style-name="P2">Norie : Cette ville au nord de regimys n'est pas très populaire a cause de sa pluie recurrente et de son ciel souvent sombre.</text:p>
      <text:p text:style-name="P2">Forêt Spéctrale : Cette foret sombre abrite de nombreux Pokémon Spectre. Il est dit qu'un inventeur fou y aurait trouvé refuge.</text:p>
      <text:p text:style-name="P2">Aquarella : Cette ville estivale au bord de mer est très reconnue pour son club de surf.</text:p>
      <text:p text:style-name="P2">Posur : Cette ville très calme entre la mer et deux montagne permet aux montagnards de se reposer avant de grimper.</text:p>
      <text:p text:style-name="P2">Mont Regimys Frontier : Ce mont permet de trier les dresseurs faiblards des bon dresseurs avant la dernière arene. C'est aussi la frontière entre Regimys Habitant et Regimys Challenge.</text:p>
      <text:p text:style-name="P2">Port Draconite : Cette ville portuaire est reservée exclusivement aux plus grands dresseurs de Regimys.</text:p>
      <text:p text:style-name="P2">Romana : Ce lieu est le dernier lieu de repos avant la route victoire et la ligue. C'est un endroit très fleuri.</text:p>
      <text:p text:style-name="P2">Route Victoire : Ce chemin dans une grotte permet de préparer les dresseurs avant la ligue.</text:p>
      <text:p text:style-name="P2">Ligue Pokémon : C'est a cet endroit que tous les plus grands dresseurs se combattent. Il faut les 8 badges pour y acceder.</text:p>
      <text:p text:style-name="P2">Forêt de Clairvol : Cette forêt couleur Emeraude est remplie de majestueux pokémon plante. C'est un endroit parfait pour une rencontre amoureuse.</text:p>
      <text:p text:style-name="P2">Parc National Raral : Cet endroit regorge de Pokémon tellement rares qu'il a été nommé Parc National. Il n'est possible de capturer des pokémon que si on est le maître d'une ligue.</text:p>
      <text:p text:style-name="P2">Petit point gris sans nom : Cet endroit est si mysterieux que personne ne reussit a lui trouver un nom. Seul le maître de la ligue est autorisé a y acceder.</text:p>
      <text:p text:style-name="P2">Anséstral : Cette ville presque médievale est la ville la plus vieille de Regimys mais aussi sa reserve de savoir. Impossible d'y entrer dans autorisation du maire de cette ville.</text:p>
      <text:p text:style-name="P2">Zone de combat : Cet endroit est le rendez-vous de tous les plus grands dresseurs du monde pour s'affronter.</text:p>
      <text:p text:style-name="P2">QG Team Mystare : Cet endroit est le QG d'une team mysterieuse</text:p>
      <text:p text:style-name="P2">Safari des Mods : Il est dit que des pokémons n'existant nulle part ailleurs existeraient dans cet endroit.</text:p>
      <text:p text:style-name="P2">Ile légende : Cette ile mysterieuse même pas visible sur la carte n'a jamais vraiment été explor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0T14:48:48.66</meta:creation-date>
    <meta:editing-duration>PT13M48S</meta:editing-duration>
    <meta:editing-cycles>10</meta:editing-cycles>
    <meta:generator>OpenOffice/4.1.1$Win32 OpenOffice.org_project/411m6$Build-9775</meta:generator>
    <meta:initial-creator>LYCEE LESAGE</meta:initial-creator>
    <dc:date>2016-11-10T15:02:39.69</dc:date>
    <dc:creator>LYCEE LESAGE</dc:creator>
    <meta:document-statistic meta:table-count="0" meta:image-count="0" meta:object-count="0" meta:page-count="1" meta:paragraph-count="30" meta:word-count="623" meta:character-count="3632"/>
  </office:meta>
</office:document-meta>
</file>